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949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1" table:style-name="ta1">
        <table:shapes>
          <draw:frame draw:z-index="0" draw:style-name="gr1" draw:text-style-name="P1" svg:width="15.999cm" svg:height="8.999cm" svg:x="8.678cm" svg:y="0.065cm">
            <draw:object draw:notify-on-update-of-ranges="output1.A1:output1.A1 output1.A2:output1.A5 output1.B1:output1.B1 output1.B2:output1.B5 output1.C1:output1.C1 output1.C2:outpu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9.232cm" svg:y="21.172cm">
            <draw:object draw:notify-on-update-of-ranges="output1.A48:output1.A48 output1.A49:output1.A52 output1.B48:output1.B48 output1.B49:output1.B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8.943cm" svg:y="10.64cm">
            <draw:object draw:notify-on-update-of-ranges="output1.A32:output1.A32 output1.A33:output1.A36 output1.B32:output1.B32 output1.B33:output1.B36 output1.C32:output1.C32 output1.C33:output1.C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AppTime Mean</text:p>
          </table:table-cell>
          <table:table-cell office:value-type="string" calcext:value-type="string">
            <text:p>MPITime Mea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7433" calcext:value-type="float">
            <text:p>0.027433</text:p>
          </table:table-cell>
          <table:table-cell office:value-type="float" office:value="0.000972" calcext:value-type="float">
            <text:p>0.00097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8695" calcext:value-type="float">
            <text:p>0.028695</text:p>
          </table:table-cell>
          <table:table-cell office:value-type="float" office:value="0.001189" calcext:value-type="float">
            <text:p>0.00118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408" calcext:value-type="float">
            <text:p>0.030408</text:p>
          </table:table-cell>
          <table:table-cell office:value-type="float" office:value="0.001495" calcext:value-type="float">
            <text:p>0.00149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02414" calcext:value-type="float">
            <text:p>0.002414</text:p>
          </table:table-cell>
          <table:table-cell table:number-columns-repeated="10"/>
        </table:table-row>
        <table:table-row table:style-name="ro1" table:number-rows-repeated="26">
          <table:table-cell table:number-columns-repeated="13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AppTime Aggregate</text:p>
          </table:table-cell>
          <table:table-cell office:value-type="string" calcext:value-type="string">
            <text:p>MPITime Aggregat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4867" calcext:value-type="float">
            <text:p>0.054867</text:p>
          </table:table-cell>
          <table:table-cell office:value-type="float" office:value="0.001943" calcext:value-type="float">
            <text:p>0.00194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6086" calcext:value-type="float">
            <text:p>0.086086</text:p>
          </table:table-cell>
          <table:table-cell office:value-type="float" office:value="0.003568" calcext:value-type="float">
            <text:p>0.003568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1632" calcext:value-type="float">
            <text:p>0.121632</text:p>
          </table:table-cell>
          <table:table-cell office:value-type="float" office:value="0.005979" calcext:value-type="float">
            <text:p>0.00597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0082" calcext:value-type="float">
            <text:p>0.190082</text:p>
          </table:table-cell>
          <table:table-cell office:value-type="float" office:value="0.014487" calcext:value-type="float">
            <text:p>0.014487</text:p>
          </table:table-cell>
          <table:table-cell table:number-columns-repeated="10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MPI%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4" calcext:value-type="float">
            <text:p>3.5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4" calcext:value-type="float">
            <text:p>4.1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2" calcext:value-type="float">
            <text:p>4.9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62" calcext:value-type="float">
            <text:p>7.6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0T14:59:13.667988943</dc:date>
    <meta:editing-duration>PT11M49S</meta:editing-duration>
    <meta:editing-cycles>3</meta:editing-cycles>
    <meta:generator>LibreOffice/7.5.7.1$Linux_X86_64 LibreOffice_project/50$Build-1</meta:generator>
    <meta:document-statistic meta:table-count="1" meta:cell-count="4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01cm" svg:y="3.952cm" style:legend-expansion="high" chart:style-name="ch2"/>
        <chart:plot-area chart:style-name="ch3" table:cell-range-address="output1.A1:output1.C5" chart:data-source-has-labels="both" svg:x="0.32cm" svg:y="0.18cm" svg:width="11.661cm" svg:height="8.64cm">
          <chart:coordinate-region svg:x="1.418cm" svg:y="0.38cm" svg:width="10.469cm" svg:height="7.793cm"/>
          <chart:axis chart:dimension="x" chart:name="primary-x" chart:style-name="ch4" chartooo:axis-type="auto">
            <chartooo:date-scale/>
            <chart:categories table:cell-range-address="output1.A2:outpu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1.B2:output1.B5" chart:label-cell-address="output1.B1:output1.B1" chart:class="chart:line">
            <chart:data-point chart:repeated="4"/>
          </chart:series>
          <chart:series chart:style-name="ch7" chart:values-cell-range-address="output1.C2:output1.C5" chart:label-cell-address="output1.C1:output1.C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Time Mean</text:p>
                <draw:g>
                  <svg:desc>output1.B1:output1.B1</svg:desc>
                </draw:g>
              </table:table-cell>
              <table:table-cell office:value-type="string">
                <text:p>MPITime Mean</text:p>
                <draw:g>
                  <svg:desc>output1.C1:output1.C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utput1.A2:output1.A5</svg:desc>
                </draw:g>
              </table:table-cell>
              <table:table-cell office:value-type="float" office:value="0.027433">
                <text:p>0.027433</text:p>
                <draw:g>
                  <svg:desc>output1.B2:output1.B5</svg:desc>
                </draw:g>
              </table:table-cell>
              <table:table-cell office:value-type="float" office:value="0.000972">
                <text:p>0.000972</text:p>
                <draw:g>
                  <svg:desc>output1.C2:output1.C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8695">
                <text:p>0.028695</text:p>
              </table:table-cell>
              <table:table-cell office:value-type="float" office:value="0.001189">
                <text:p>0.0011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0408">
                <text:p>0.030408</text:p>
              </table:table-cell>
              <table:table-cell office:value-type="float" office:value="0.001495">
                <text:p>0.0014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168">
                <text:p>0.03168</text:p>
              </table:table-cell>
              <table:table-cell office:value-type="float" office:value="0.002414">
                <text:p>0.002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output1.A48:output1.B52" chart:data-source-has-labels="both" svg:x="0.32cm" svg:y="0.18cm" svg:width="13.063cm" svg:height="8.64cm">
          <chart:coordinate-region svg:x="0.756cm" svg:y="0.379cm" svg:width="12.533cm" svg:height="7.794cm"/>
          <chart:axis chart:dimension="x" chart:name="primary-x" chart:style-name="ch4" chartooo:axis-type="auto">
            <chartooo:date-scale/>
            <chart:categories table:cell-range-address="output1.A49:output1.A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1.B49:output1.B52" chart:label-cell-address="output1.B48:output1.B48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%</text:p>
                <draw:g>
                  <svg:desc>output1.B48:output1.B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utput1.A49:output1.A52</svg:desc>
                </draw:g>
              </table:table-cell>
              <table:table-cell office:value-type="float" office:value="3.54">
                <text:p>3.54</text:p>
                <draw:g>
                  <svg:desc>output1.B49:output1.B5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62">
                <text:p>7.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87cm" svg:y="3.952cm" style:legend-expansion="high" chart:style-name="ch2"/>
        <chart:plot-area chart:style-name="ch3" table:cell-range-address="output1.A32:output1.C36" chart:data-source-has-labels="both" svg:x="0.32cm" svg:y="0.18cm" svg:width="10.947cm" svg:height="8.64cm">
          <chart:coordinate-region svg:x="1.232cm" svg:y="0.38cm" svg:width="9.941cm" svg:height="7.793cm"/>
          <chart:axis chart:dimension="x" chart:name="primary-x" chart:style-name="ch4" chartooo:axis-type="auto">
            <chartooo:date-scale/>
            <chart:categories table:cell-range-address="output1.A33:output1.A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1.B33:output1.B36" chart:label-cell-address="output1.B32:output1.B32" chart:class="chart:line">
            <chart:data-point chart:repeated="4"/>
          </chart:series>
          <chart:series chart:style-name="ch7" chart:values-cell-range-address="output1.C33:output1.C36" chart:label-cell-address="output1.C32:output1.C32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Time Aggregate</text:p>
                <draw:g>
                  <svg:desc>output1.B32:output1.B32</svg:desc>
                </draw:g>
              </table:table-cell>
              <table:table-cell office:value-type="string">
                <text:p>MPITime Aggregate</text:p>
                <draw:g>
                  <svg:desc>output1.C32:output1.C3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utput1.A33:output1.A36</svg:desc>
                </draw:g>
              </table:table-cell>
              <table:table-cell office:value-type="float" office:value="0.054867">
                <text:p>0.054867</text:p>
                <draw:g>
                  <svg:desc>output1.B33:output1.B36</svg:desc>
                </draw:g>
              </table:table-cell>
              <table:table-cell office:value-type="float" office:value="0.001943">
                <text:p>0.001943</text:p>
                <draw:g>
                  <svg:desc>output1.C33:output1.C3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6086">
                <text:p>0.086086</text:p>
              </table:table-cell>
              <table:table-cell office:value-type="float" office:value="0.003568">
                <text:p>0.0035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1632">
                <text:p>0.121632</text:p>
              </table:table-cell>
              <table:table-cell office:value-type="float" office:value="0.005979">
                <text:p>0.0059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90082">
                <text:p>0.190082</text:p>
              </table:table-cell>
              <table:table-cell office:value-type="float" office:value="0.014487">
                <text:p>0.014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